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hdphoto1.wdp" manifest:media-type=""/>
  <manifest:file-entry manifest:full-path="media/image3.png" manifest:media-type="image/png"/>
  <manifest:file-entry manifest:full-path="media/hdphoto2.wdp" manifest:media-type=""/>
  <manifest:file-entry manifest:full-path="media/image4.png" manifest:media-type="image/png"/>
  <manifest:file-entry manifest:full-path="media/hdphoto3.wdp" manifest:media-type=""/>
  <manifest:file-entry manifest:full-path="media/image5.png" manifest:media-type="image/png"/>
  <manifest:file-entry manifest:full-path="media/hdphoto4.wdp" manifest:media-type=""/>
  <manifest:file-entry manifest:full-path="media/image6.png" manifest:media-type="image/png"/>
  <manifest:file-entry manifest:full-path="media/hdphoto5.wdp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left" draw:fill="solid" draw:fill-color="#f0a818" draw:opacity="100%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667in" style:font-size-asian="0.26667in" style:font-size-complex="0.2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667in" style:font-size-asian="0.26667in" style:font-size-complex="0.2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solid" draw:fill-color="#afc0c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81" style:parent-style-name="Graphics">
      <style:graphic-properties draw:fill="none" draw:stroke="none" draw:image-opacity="20%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667in" style:font-size-asian="0.26667in" style:font-size-complex="0.2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667in" style:font-size-asian="0.26667in" style:font-size-complex="0.2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f0a81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648285" draw:opacity="29%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left" draw:fill="solid" draw:fill-color="#f0a818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648285" draw:opacity="29%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667in" style:font-size-asian="0.26667in" style:font-size-complex="0.2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667in" style:font-size-asian="0.26667in" style:font-size-complex="0.2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afc0c2" draw:opacity="10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667in" style:font-size-asian="0.26667in" style:font-size-complex="0.2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solid" draw:fill-color="#b6c5c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648285" draw:opacity="29%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667in" style:font-size-asian="0.26667in" style:font-size-complex="0.2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648285" draw:opacity="29%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afc0c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667in" style:font-size-asian="0.26667in" style:font-size-complex="0.2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648285" draw:opacity="29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667in" style:font-size-asian="0.26667in" style:font-size-complex="0.2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becbc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648285" draw:opacity="29%" draw:stroke="none" draw:auto-grow-width="false" draw:auto-grow-height="false"/>
      <style:paragraph-properties style:font-independent-line-spacing="true" style:writing-mode="lr-tb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0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solid" draw:fill-color="#f0a818" draw:opacity="100%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667in" style:font-size-asian="0.26667in" style:font-size-complex="0.2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667in" style:font-size-asian="0.26667in" style:font-size-complex="0.2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afc0c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00" style:parent-style-name="Graphics">
      <style:graphic-properties draw:fill="none" draw:stroke="non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style:font-family-generic="swiss" style:font-pitch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 style:parent-style-name="Graphics">
      <style:graphic-properties draw:fill="none" draw:stroke="none"/>
    </style:style>
    <style:style style:family="graphic" style:name="a402" style:parent-style-name="Graphics">
      <style:graphic-properties draw:fill="none" draw:stroke="none"/>
    </style:style>
    <style:style style:family="graphic" style:name="a403" style:parent-style-name="Graphics">
      <style:graphic-properties draw:fill="none" fo:clip="rect(0in, 6.05569in, 0in, 1.116in)" draw:stroke="none" draw:image-opacity="27%"/>
    </style:style>
    <style:style style:family="graphic" style:name="a404" style:parent-style-name="Graphics">
      <style:graphic-properties draw:fill="none" fo:clip="rect(0.08113in, 5.93878in, 0in, 1.116in)" draw:stroke="none" draw:image-opacity="27%" style:mirror="horizontal"/>
    </style:style>
    <style:style style:family="graphic" style:name="a405" style:parent-style-name="Graphics">
      <style:graphic-properties draw:fill="none" fo:clip="rect(1.28855in, 0.73854in, 0.75518in, 0.6941in)" draw:stroke="none" style:mirror="horizontal"/>
    </style:style>
    <style:style style:family="drawing-page" style:name="a407">
      <style:drawing-page-properties draw:fill="gradient" draw:fill-gradient-name="a406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Slide-de-Título" presentation:presentation-page-layout-name="Master1-PPL1" draw:id="Slide-256">
        <draw:frame draw:id="id63" draw:style-name="a381" draw:name="Imagem 4" svg:x="0in" svg:y="0in" svg:width="13.33333in" svg:height="7.62426in" style:rel-width="scale" style:rel-height="scale">
          <draw:image xlink:href="media/image1.jpg" xlink:type="simple" xlink:show="embed" xlink:actuate="onLoad"/>
          <svg:title/>
          <svg:desc>Uma imagem contendo no interior, pessoa, mesa, homem

Descrição gerada automaticamente</svg:desc>
        </draw:frame>
        <draw:custom-shape svg:x="6.23333in" svg:y="0.12222in" svg:width="6.92222in" svg:height="7.3in" draw:id="id64" draw:style-name="a384" draw:name="Retângulo 6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7778in" svg:y="0.12222in" svg:width="5.97778in" svg:height="1.37636in" draw:id="id65" draw:style-name="a387" draw:name="Retângulo 7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7778in" svg:y="1.58889in" svg:width="5.97778in" svg:height="1.90742in" draw:id="id66" draw:style-name="a390" draw:name="Retângulo 8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7222in" svg:y="5.11111in" svg:width="1.55556in" svg:height="2.31111in" draw:id="id67" draw:style-name="a393" draw:name="Retângulo 9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6111in" svg:y="4.45556in" svg:width="1.55556in" svg:height="2.96667in" draw:id="id68" draw:style-name="a396" draw:name="Retângulo 10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in" svg:y="5.28889in" svg:width="1.55556in" svg:height="2.13333in" draw:id="id69" draw:style-name="a399" draw:name="Retângulo 11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400" draw:name="Imagem 15" svg:x="0.35556in" svg:y="4.4477in" svg:width="0.775in" svg:height="0.86997in" style:rel-width="scale" style:rel-height="scale">
          <draw:image xlink:href="media/image2.png" xlink:type="simple" xlink:show="embed" xlink:actuate="onLoad"/>
          <svg:title/>
          <svg:desc>Desenho de um círculo

Descrição gerada automaticamente com confiança média</svg:desc>
        </draw:frame>
        <draw:frame draw:id="id71" draw:style-name="a401" draw:name="Imagem 17" svg:x="2.4684in" svg:y="3.69835in" svg:width="0.97292in" svg:height="1.09215in" style:rel-width="scale" style:rel-height="scale">
          <draw:image xlink:href="media/image3.png" xlink:type="simple" xlink:show="embed" xlink:actuate="onLoad"/>
          <svg:title/>
          <svg:desc>Desenho de um cachorro

Descrição gerada automaticamente</svg:desc>
        </draw:frame>
        <draw:frame draw:id="id72" draw:style-name="a402" draw:name="Imagem 19" svg:x="4.87361in" svg:y="4.64251in" svg:width="0.84861in" svg:height="0.95261in" style:rel-width="scale" style:rel-height="scale">
          <draw:image xlink:href="media/image4.png" xlink:type="simple" xlink:show="embed" xlink:actuate="onLoad"/>
          <svg:title/>
          <svg:desc>Desenho com traços pretos em fundo branco e letras pretas

Descrição gerada automaticamente</svg:desc>
        </draw:frame>
        <draw:frame draw:id="id73" draw:style-name="a403" draw:name="Imagem 25" svg:x="1.29861in" svg:y="4.77982in" svg:width="1.0736in" svg:height="2.96667in" style:rel-width="scale" style:rel-height="scale">
          <draw:image xlink:href="media/image5.png" xlink:type="simple" xlink:show="embed" xlink:actuate="onLoad"/>
          <svg:title/>
          <svg:desc>Forma

Descrição gerada automaticamente com confiança média</svg:desc>
        </draw:frame>
        <draw:frame draw:id="id74" draw:style-name="a404" draw:name="Imagem 26" svg:x="3.64861in" svg:y="4.79049in" svg:width="1.13056in" svg:height="2.92407in" style:rel-width="scale" style:rel-height="scale">
          <draw:image xlink:href="media/image5.png" xlink:type="simple" xlink:show="embed" xlink:actuate="onLoad"/>
          <svg:title/>
          <svg:desc>Forma

Descrição gerada automaticamente com confiança média</svg:desc>
        </draw:frame>
        <draw:frame draw:id="id75" draw:style-name="a405" draw:name="Imagem 28" svg:x="3.92623in" svg:y="1.05473in" svg:width="0.71741in" svg:height="0.23622in" style:rel-width="scale" style:rel-height="scale">
          <draw:image xlink:href="media/image6.png" xlink:type="simple" xlink:show="embed" xlink:actuate="onLoad"/>
          <svg:title/>
          <svg:desc>Imagem em preto e branco de computador

Descrição gerada automaticamente com confiança média</svg:desc>
        </draw:frame>
      </draw:page>
      <draw:page draw:name="Slide2" draw:style-name="a407" draw:master-page-name="Master1-Layout2-obj-Título-e-Conteúdo" presentation:presentation-page-layout-name="Master1-PPL2" draw:id="Slide-257">
        <draw:custom-shape svg:x="0in" svg:y="0in" svg:width="4.45946in" svg:height="7.5in" draw:id="id76" draw:style-name="a410" draw:name="Retângulo: Cantos Arredondados 3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3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44595in" svg:y="0in" svg:width="9.74324in" svg:height="2.09459in" draw:id="id77" draw:style-name="a414" draw:name="Retângulo: Cantos Arredondados 6">
          <svg:title/>
          <svg:desc/>
          <text:p text:style-name="a413" text:class-names="" text:cond-style-name=""><text:span text:style-name="a411" text:class-names="">DASHBOARD DE COMPRAS</text:span><text:span text:style-name="a41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7781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64865in" svg:y="2.09459in" svg:width="4.36486in" svg:height="1.2027in" draw:id="id78" draw:style-name="a418" draw:name="Retângulo: Cantos Arredondados 7">
          <svg:title/>
          <svg:desc/>
          <text:p text:style-name="a417" text:class-names="" text:cond-style-name=""><text:span text:style-name="a415" text:class-names="">Entregas x Pedidos de compras</text:span><text:span text:style-name="a41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64865in" svg:y="4.15316in" svg:width="4.36486in" svg:height="1.2027in" draw:id="id79" draw:style-name="a422" draw:name="Retângulo: Cantos Arredondados 8">
          <svg:title/>
          <svg:desc/>
          <text:p text:style-name="a421" text:class-names="" text:cond-style-name=""><text:span text:style-name="a419" text:class-names="">Fase 2 - Pendente</text:span><text:span text:style-name="a42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64865in" svg:y="6.2973in" svg:width="4.36486in" svg:height="1.2027in" draw:id="id80" draw:style-name="a426" draw:name="Retângulo: Cantos Arredondados 9">
          <svg:title/>
          <svg:desc/>
          <text:p text:style-name="a425" text:class-names="" text:cond-style-name=""><text:span text:style-name="a423" text:class-names="">Fase 3 - Pendente</text:span><text:span text:style-name="a42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draw:page draw:name="Slide3" draw:style-name="a427" draw:master-page-name="Master1-Layout7-blank-Em-Branco" presentation:presentation-page-layout-name="Master1-PPL7" draw:id="Slide-258">
        <draw:custom-shape svg:x="2.01111in" svg:y="0in" svg:width="11.32222in" svg:height="7.5in" draw:id="id81" draw:style-name="a431" draw:name="Retângulo: Cantos Arredondados 6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4.45946in" svg:height="7.5in" draw:id="id82" draw:style-name="a434" draw:name="Retângulo: Cantos Arredondados 1">
          <svg:title/>
          <svg:desc/>
          <text:p text:style-name="a433" text:class-names="" text:cond-style-name=""><text:span text:style-name="a43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3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64865in" svg:y="2.09459in" svg:width="4.36486in" svg:height="1.2027in" draw:id="id83" draw:style-name="a438" draw:name="Retângulo: Cantos Arredondados 3">
          <svg:title/>
          <svg:desc/>
          <text:p text:style-name="a437" text:class-names="" text:cond-style-name=""><text:span text:style-name="a435" text:class-names="">Entregas x Pedidos de compras</text:span><text:span text:style-name="a43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62372in" svg:y="0in" svg:width="9.70961in" svg:height="2.09459in" draw:id="id84" draw:style-name="a442" draw:name="Retângulo: Cantos Arredondados 2">
          <svg:title/>
          <svg:desc/>
          <text:p text:style-name="a441" text:class-names="" text:cond-style-name=""><text:span text:style-name="a439" text:class-names="">DASHBOARD DE COMPRAS</text:span><text:span text:style-name="a44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9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64865in" svg:y="4.2027in" svg:width="4.36486in" svg:height="1.2027in" draw:id="id85" draw:style-name="a446" draw:name="Retângulo: Cantos Arredondados 4">
          <svg:title/>
          <svg:desc/>
          <text:p text:style-name="a445" text:class-names="" text:cond-style-name=""><text:span text:style-name="a443" text:class-names="">Fase 2 - Pendente</text:span><text:span text:style-name="a44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64865in" svg:y="6.31081in" svg:width="4.45946in" svg:height="1.2027in" draw:id="id86" draw:style-name="a450" draw:name="Retângulo: Cantos Arredondados 5">
          <svg:title/>
          <svg:desc/>
          <text:p text:style-name="a449" text:class-names="" text:cond-style-name=""><text:span text:style-name="a447" text:class-names="">Fase 3 - Pendente</text:span><text:span text:style-name="a44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Slide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Conteúd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as Partes de Conteúd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mente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exto e Título Vertical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430" draw:style="linear" draw:angle="450" draw:start-color="#aabcbe" draw:end-color="#b0c1c3" draw:start-intensity="26%" draw:end-intensity="100%"/>
    <draw:gradient draw:name="a406" draw:style="linear" draw:angle="450" draw:start-color="#aabcbe" draw:end-color="#b0c1c3" draw:start-intensity="26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4" draw:name="Espaço Reservado para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que para editar o título Mestre</text:span><text:span text:style-name="a2" text:class-names=""/></text:p>
        </draw:text-box>
        <svg:title/>
        <svg:desc/>
      </draw:frame>
      <draw:frame draw:id="id1" presentation:style-name="a21" draw:name="Espaço Reservado para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 de texto Mestr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ço Reservado para Dat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ço Reservado para Rodapé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ço Reservado para Número de Slid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Slide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que para editar o título Mestre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que para editar o estilo do subtítulo Mestre</text:span><text:span text:style-name="a40" text:class-names=""/></text:p>
        </draw:text-box>
        <svg:title/>
        <svg:desc/>
      </draw:frame>
      <draw:frame draw:id="id7" presentation:style-name="a47" draw:name="Espaço Reservado para Dat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ço Reservado para Rodapé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ço Reservado para Número de Slid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e-Conteúdo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que para editar o título Mestre</text:span><text:span text:style-name="a57" text:class-names=""/></text:p>
        </draw:text-box>
        <svg:title/>
        <svg:desc/>
      </draw:frame>
      <draw:frame draw:id="id11" presentation:style-name="a76" draw:name="Espaço Reservado para Conteú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 para editar os estilos de texto Mestr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í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í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ço Reservado para Dat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ço Reservado para Rodapé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ço Reservado para Número de Slid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Cabeçalho-da-Seção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que para editar o título Mestre</text:span><text:span text:style-name="a91" text:class-names=""/></text:p>
        </draw:text-box>
        <svg:title/>
        <svg:desc/>
      </draw:frame>
      <draw:frame draw:id="id16" presentation:style-name="a97" draw:name="Espaço Reservado para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 para editar os estilos de texto Mestres</text:span></text:p>
            </text:list-item>
          </text:list>
        </draw:text-box>
        <svg:title/>
        <svg:desc/>
      </draw:frame>
      <draw:frame draw:id="id17" presentation:style-name="a102" draw:name="Espaço Reservado para Dat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ço Reservado para Rodapé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ço Reservado para Número de Slid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uas-Partes-de-Conteúdo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que para editar o título Mestre</text:span><text:span text:style-name="a112" text:class-names=""/></text:p>
        </draw:text-box>
        <svg:title/>
        <svg:desc/>
      </draw:frame>
      <draw:frame draw:id="id21" presentation:style-name="a131" draw:name="Espaço Reservado para Conteú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s estilos de texto Mestr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í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ço Reservado para Conteú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 para editar os estilos de texto Mestr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í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í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ço Reservado para Dat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ço Reservado para Rodapé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ço Reservado para Número de Slid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ção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que para editar o título Mestre</text:span><text:span text:style-name="a163" text:class-names=""/></text:p>
        </draw:text-box>
        <svg:title/>
        <svg:desc/>
      </draw:frame>
      <draw:frame draw:id="id27" presentation:style-name="a169" draw:name="Espaço Reservado para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 para editar os estilos de texto Mestres</text:span></text:p>
            </text:list-item>
          </text:list>
        </draw:text-box>
        <svg:title/>
        <svg:desc/>
      </draw:frame>
      <draw:frame draw:id="id28" presentation:style-name="a186" draw:name="Espaço Reservado para Conteú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 para editar os estilos de texto Mestr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í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í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ço Reservado para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 para editar os estilos de texto Mestres</text:span></text:p>
            </text:list-item>
          </text:list>
        </draw:text-box>
        <svg:title/>
        <svg:desc/>
      </draw:frame>
      <draw:frame draw:id="id30" presentation:style-name="a207" draw:name="Espaço Reservado para Conteú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 para editar os estilos de texto Mestr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í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í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ço Reservado para Dat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ço Reservado para Rodapé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ço Reservado para Número de Slid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omente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que para editar o título Mestre</text:span><text:span text:style-name="a222" text:class-names=""/></text:p>
        </draw:text-box>
        <svg:title/>
        <svg:desc/>
      </draw:frame>
      <draw:frame draw:id="id35" presentation:style-name="a229" draw:name="Espaço Reservado para Dat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ço Reservado para Rodapé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ço Reservado para Número de Slid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m-Branco" style:page-layout-name="pageLayout1" draw:style-name="a237">
      <draw:frame draw:id="id38" presentation:style-name="a242" draw:name="Espaço Reservado para Dat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ço Reservado para Rodapé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ço Reservado para Número de Slid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údo-com-Legenda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que para editar o título Mestre</text:span><text:span text:style-name="a252" text:class-names=""/></text:p>
        </draw:text-box>
        <svg:title/>
        <svg:desc/>
      </draw:frame>
      <draw:frame draw:id="id42" presentation:style-name="a271" draw:name="Espaço Reservado para Conteú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 para editar os estilos de texto Mestr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í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í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ço Reservado para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 para editar os estilos de texto Mestres</text:span></text:p>
            </text:list-item>
          </text:list>
        </draw:text-box>
        <svg:title/>
        <svg:desc/>
      </draw:frame>
      <draw:frame draw:id="id44" presentation:style-name="a280" draw:name="Espaço Reservado para Dat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ço Reservado para Rodapé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ço Reservado para Número de Slid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m-com-Legenda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que para editar o título Mestre</text:span><text:span text:style-name="a290" text:class-names=""/></text:p>
        </draw:text-box>
        <svg:title/>
        <svg:desc/>
      </draw:frame>
      <draw:frame draw:id="id48" presentation:style-name="a295" draw:name="Espaço Reservado para Imagem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ço Reservado para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 para editar os estilos de texto Mestres</text:span></text:p>
            </text:list-item>
          </text:list>
        </draw:text-box>
        <svg:title/>
        <svg:desc/>
      </draw:frame>
      <draw:frame draw:id="id50" presentation:style-name="a304" draw:name="Espaço Reservado para Dat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ço Reservado para Rodapé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ço Reservado para Número de Slid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ulo-e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que para editar o título Mestre</text:span><text:span text:style-name="a314" text:class-names=""/></text:p>
        </draw:text-box>
        <svg:title/>
        <svg:desc/>
      </draw:frame>
      <draw:frame draw:id="id54" presentation:style-name="a333" draw:name="Espaço Reservado para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 para editar os estilos de texto Mestr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í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í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ço Reservado para Dat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ço Reservado para Rodapé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ço Reservado para Número de Slid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exto-e-Título-Vertical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que para editar o título Mestre</text:span><text:span text:style-name="a348" text:class-names=""/></text:p>
        </draw:text-box>
        <svg:title/>
        <svg:desc/>
      </draw:frame>
      <draw:frame draw:id="id59" presentation:style-name="a367" draw:name="Espaço Reservado para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 para editar os estilos de texto Mestr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í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í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ço Reservado para Dat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ço Reservado para Rodapé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ço Reservado para Número de Slid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meta:initial-creator>Joyce Cardoso da Silva</meta:initial-creator>
    <dc:creator>Joyce Cardoso da Silva</dc:creator>
    <meta:creation-date>2024-03-21T20:21:53Z</meta:creation-date>
    <dc:date>2024-03-22T01:01:47Z</dc:date>
    <meta:editing-cycles>1</meta:editing-cycles>
    <meta:editing-duration>PT16793S</meta:editing-duration>
    <meta:document-statistic meta:paragraph-count="8" meta:word-count="32"/>
  </office:meta>
</office:document-meta>
</file>